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1cm" fo:min-width="4.17cm"/>
    </style:style>
    <style:style style:name="gr2" style:family="graphic" style:parent-style-name="standard">
      <style:graphic-properties draw:fill-color="#ccff00" draw:textarea-horizontal-align="justify" draw:textarea-vertical-align="middle" draw:auto-grow-height="false" fo:min-height="4.449cm" fo:min-width="6.612cm"/>
    </style:style>
    <style:style style:name="P1" style:family="paragraph">
      <style:paragraph-properties fo:text-align="center"/>
    </style:style>
    <style:style style:name="P2" style:family="paragraph">
      <loext:graphic-properties draw:fill-color="#cc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6.223cm" svg:x="6.969cm" svg:y="9.001cm">
          <text:p text:style-name="P1">Amanda Dasanayaka</text:p>
          <text:p text:style-name="P1">1702017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699cm" svg:x="6.969cm" svg:y="17.002cm">
          <text:p text:style-name="P1">h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33.930020687</meta:creation-date>
    <dc:date>2018-02-19T15:55:14.751221789</dc:date>
    <meta:editing-duration>PT1M59S</meta:editing-duration>
    <meta:editing-cycles>4</meta:editing-cycles>
    <meta:generator>LibreOffice/5.1.6.2$Linux_X86_64 LibreOffice_project/10m0$Build-2</meta:generator>
    <meta:document-statistic meta:object-count="2"/>
  </office:meta>
</office:document-meta>
</file>